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49" calcext:value-type="float">
            <text:p>54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2-m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1" calcext:value-type="float">
            <text:p>2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-m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14" calcext:value-type="float">
            <text:p>41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-m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no_order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order-m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order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order_param-m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26" calcext:value-type="float">
            <text:p>1026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s_safe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1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2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simple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uble_free_simple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lock_param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99" calcext:value-type="float">
            <text:p>79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267" calcext:value-type="float">
            <text:p>1267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write-m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t_combiner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176" calcext:value-type="float">
            <text:p>117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7" calcext:value-type="float">
            <text:p>50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j_inp11-m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2589" calcext:value-type="float">
            <text:p>2589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50" calcext:value-type="float">
            <text:p>95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ock_counter_safe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-m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911" calcext:value-type="float">
            <text:p>1911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-m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-m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-m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-m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-m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28" calcext:value-type="float">
            <text:p>142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-m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44" calcext:value-type="float">
            <text:p>44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-m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verse_counter_safe-m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943" calcext:value-type="float">
            <text:p>943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mall_various_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mall_various_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mall_various_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95" calcext:value-type="float">
            <text:p>69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mall_various_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41" calcext:value-type="float">
            <text:p>164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arious_main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96" calcext:value-type="float">
            <text:p>496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arious_mains_no_equi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27" calcext:value-type="float">
            <text:p>52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arious_saf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arious_safe_no_aw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arious_unsafe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arious_unsafe_no_equiv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50" meta:object-count="0"/>
    <meta:generator>LibreOffice/6.2.7.1$Linux_X86_64 LibreOffice_project/20$Build-1</meta:generator>
  </office:meta>
</office:document-meta>
</file>